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2</text:p>
      <text:p text:style-name="P5">Date (derived from Gregorian calendar)<text:tab/>December 17, 1892</text:p>
      <text:p text:style-name="P5">Month<text:tab/><text:tab/><text:tab/><text:tab/><text:tab/><text:tab/>Dec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Dec 17<text:span text:style-name="T2">th</text:span><text:span text:style-name="T3">[/ inserted by author]5652/</text:span></text:p>
      <text:p text:style-name="P2"><text:span text:style-name="T3">Dear Dr!/</text:span></text:p>
      <text:p text:style-name="P2"><text:span text:style-name="T3"><text:tab/>In response to the letter/ sent to me by your esteemed daughter,/ Miss Miriam, and which was the first/ intimation I received of your intention/ to entrust Hertz with such a high/ commission as the delivering of the sermon/ in the seventh St synagogue on Sabbath/ Hanuccah, I would say that I shall/ instruct him to commence at once/ the preparation of a sermon in accord-/-ance to the suggestions laid down/ in your letter. <text:s/>It will be quite a task/ for him in the comparatively short time/ yet remaining but I have no doubt that/ by diligent application he will accom-/-plish it satisfactorily and in time./ <text:s/>His ability is unquestionable. <text:s/>The/</text:span></text:p>
      <text:p text:style-name="P2"><text:span text:style-name="T3"/></text:p>
      <text:p text:style-name="P2"><text:span text:style-name="T3">[Page 2]</text:span></text:p>
      <text:p text:style-name="P2"><text:span text:style-name="T3">sermon which he has written for/ the Seminary this month is really/ an excellent production./</text:span></text:p>
      <text:p text:style-name="P2"><text:span text:style-name="T3">It is with great regret that I hear/ of your illness which I sincerely/ hope is not serious. <text:s/>With prayer/ to </text:span><text:soft-page-break/><text:span text:style-name="T3">[Hebrew] that He may speedily send/ you a [Hebrew] and that you/ may soon be restored to all your/ wonted strength and activity,/ I remain/ Sincerely yours/ Bernard Drach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3:55:24.86</meta:creation-date>
    <meta:document-statistic meta:table-count="0" meta:image-count="0" meta:object-count="0" meta:page-count="3" meta:paragraph-count="67" meta:word-count="355" meta:character-count="2368"/>
    <dc:date>2011-12-07T14:01:24.07</dc:date>
    <dc:creator>Penn Libraries</dc:creator>
    <meta:editing-duration>PT00H05M59S</meta:editing-duration>
    <meta:editing-cycles>1</meta:editing-cycles>
    <meta:generator>OpenOffice.org/3.2$Win32 OpenOffice.org_project/320m12$Build-9483</meta:generator>
  </office:meta>
</office:document-meta>
</file>